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Monospaced" svg:font-family="Monospaced"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7.2813in" fo:margin-left="0.0167in" table:align="left" style:writing-mode="lr-tb"/>
    </style:style>
    <style:style style:name="Tabela2.A" style:family="table-column">
      <style:table-column-properties style:column-width="1.9125in"/>
    </style:style>
    <style:style style:name="Tabela2.B" style:family="table-column">
      <style:table-column-properties style:column-width="5.3688in"/>
    </style:style>
    <style:style style:name="Tabela2.1" style:family="table-row">
      <style:table-row-properties fo:keep-together="auto"/>
    </style:style>
    <style:style style:name="Tabela2.A1" style:family="table-cell">
      <style:table-cell-properties fo:background-color="#d9d9d9" fo:padding-left="0.075in" fo:padding-right="0.075in" fo:padding-top="0in" fo:padding-bottom="0in" fo:border-left="0.5pt solid #00000a" fo:border-right="0.5pt solid #00000a" fo:border-top="0.5pt solid #00000a" fo:border-bottom="none">
        <style:background-image/>
      </style:table-cell-properties>
    </style:style>
    <style:style style:name="Tabela2.A2" style:family="table-cell">
      <style:table-cell-properties fo:background-color="#000000" fo:padding-left="0.075in" fo:padding-right="0.075in" fo:padding-top="0in" fo:padding-bottom="0in" fo:border-left="none" fo:border-right="none" fo:border-top="0.5pt solid #00000a" fo:border-bottom="none">
        <style:background-image/>
      </style:table-cell-properties>
    </style:style>
    <style:style style:name="Tabela2.A3" style:family="table-cell">
      <style:table-cell-properties style:vertical-align="middle"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Table_20_Contents">
      <style:text-properties fo:language="pt" fo:country="BR"/>
    </style:style>
    <style:style style:name="P3" style:family="paragraph" style:parent-style-name="Table_20_Contents">
      <style:paragraph-properties fo:text-align="center" style:justify-single-word="false"/>
    </style:style>
    <style:style style:name="P4" style:family="paragraph" style:parent-style-name="Frame_20_contents">
      <style:paragraph-properties fo:text-align="center" style:justify-single-word="false"/>
      <style:text-properties style:font-name="Verdana" fo:font-size="8pt" style:font-size-asian="8pt" style:font-size-complex="8pt"/>
    </style:style>
    <style:style style:name="P5" style:family="paragraph" style:parent-style-name="Frame_20_contents">
      <style:paragraph-properties fo:text-align="center" style:justify-single-word="false"/>
      <style:text-properties style:font-name="Verdana"/>
    </style:style>
    <style:style style:name="P6" style:family="paragraph" style:parent-style-name="Standard">
      <style:text-properties fo:language="pt" fo:country="BR"/>
    </style:style>
    <style:style style:name="P7" style:family="paragraph" style:parent-style-name="Table_20_Heading">
      <style:text-properties fo:language="pt" fo:country="BR" style:language-asian="en" style:country-asian="US"/>
    </style:style>
    <style:style style:name="P8" style:family="paragraph" style:parent-style-name="Standard" style:list-style-name="L1"/>
    <style:style style:name="P9" style:family="paragraph" style:parent-style-name="Text_20_body">
      <style:paragraph-properties fo:line-height="100%" fo:orphans="2" fo:widows="2" fo:hyphenation-ladder-count="no-limit" style:vertical-align="baseline" style:writing-mode="lr-tb"/>
      <style:text-properties fo:hyphenate="false" fo:hyphenation-remain-char-count="2" fo:hyphenation-push-char-count="2"/>
    </style:style>
    <style:style style:name="P10" style:family="paragraph" style:parent-style-name="Text_20_body" style:list-style-name="L2">
      <style:paragraph-properties fo:line-height="100%" fo:orphans="2" fo:widows="2" fo:hyphenation-ladder-count="no-limit" style:vertical-align="baseline" style:writing-mode="lr-tb"/>
      <style:text-properties fo:hyphenate="false" fo:hyphenation-remain-char-count="2" fo:hyphenation-push-char-count="2"/>
    </style:style>
    <style:style style:name="P11" style:family="paragraph" style:parent-style-name="List_20_Paragraph" style:list-style-name="WWNum7"/>
    <style:style style:name="P12" style:family="paragraph" style:parent-style-name="List_20_Paragraph" style:list-style-name="WWNum7">
      <style:text-properties fo:language="pt" fo:country="BR"/>
    </style:style>
    <style:style style:name="T1" style:family="text">
      <style:text-properties style:font-name="Verdana"/>
    </style:style>
    <style:style style:name="T2" style:family="text">
      <style:text-properties style:font-name="Verdana" fo:font-size="7pt" fo:language="pt" fo:country="BR" style:font-size-asian="7pt" style:font-size-complex="7pt"/>
    </style:style>
    <style:style style:name="T3" style:family="text">
      <style:text-properties style:font-name="Verdana" fo:font-size="8pt" fo:language="pt" fo:country="BR" style:font-size-asian="8pt" style:font-size-complex="8pt"/>
    </style:style>
    <style:style style:name="T4" style:family="text">
      <style:text-properties fo:language="pt" fo:country="BR"/>
    </style:style>
    <style:style style:name="T5" style:family="text">
      <style:text-properties fo:language="pt" fo:country="BR" style:language-asian="en" style:country-asian="US"/>
    </style:style>
    <style:style style:name="T6" style:family="text">
      <style:text-properties fo:language="pt" fo:country="BR"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use-window-font-color="true" style:font-name="Times New Roman" fo:language="pt" fo:country="BR" fo:font-style="italic" style:letter-kerning="true" style:font-name-asian="Times New Roman1" style:font-size-asian="12pt" style:language-asian="pt" style:country-asian="BR"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0591in" fo:border="0.06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D.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5937in" svg:y="0.7083in" svg:width="0.5193in" svg:height="0.5437in" draw:z-index="0">
        <draw:text-box>
          <text:p text:style-name="P4">Doc.</text:p>
          <text:p text:style-name="P5">3.2</text:p>
        </draw:text-box>
      </draw:frame>
      <text:p text:style-name="Title">Abordagem SyMPLES v1.0</text:p>
      <text:h text:style-name="Heading_20_1" text:outline-level="1">I. Visão Geral da Abordagem SyMPLES v1.0</text:h>
      <text:p text:style-name="Text_20_body">A abordagem <text:span text:style-name="T7">SysML-based Product Line Approach for Embedded Systems (SyMPLES)</text:span> tem por objetivo apoiar o desenvolvimento de Linhas de Produto de Software (LP) baseadas na linguagem SysML para o domínio de Sistemas Embarcados (SE).</text:p>
      <text:p text:style-name="Text_20_body">A abordagem SyMPLES contém dois perfis, que são extensões para a linguagem <text:span text:style-name="T7">SysML,</text:span> criados por um mecanismo de <text:span text:style-name="T7">profiling</text:span>: (i) o <text:span text:style-name="T7">SyMPLES Profile for Functional Blocks (SyMPLES-ProfileFB);</text:span> e (ii) o <text:span text:style-name="T7">SyMPLES Profile for Representation of Variability (SyMPLES-ProfileVar)</text:span>. O objetivo do <text:span text:style-name="T7">SyMPLES-ProfileFB</text:span> é fornecer uma semântica adicional aos blocos SysML, enquanto que o <text:span text:style-name="T7">SyMPLES-ProfileVar </text:span><text:span text:style-name="T9">visa a </text:span>possibilitar a representação de artefatos da LP para SE baseada em <text:span text:style-name="T7">SysML</text:span>.</text:p>
      <text:h text:style-name="Heading_20_1" text:outline-level="1">II. A abordagem SMarty</text:h>
      <text:p text:style-name="Text_20_body">A <text:span text:style-name="T7">abordagem SMarty</text:span> foi inicialmente aplicada a modelos UML e posteriormente estendida para SysML para apoiar o método SyMPLES.</text:p>
      <text:h text:style-name="Heading_20_1" text:outline-level="1">III. Estereótipos e Diretrizes</text:h>
      <text:p text:style-name="Text_20_body">Nesta seção, são apresentados os estereótipos do perfil <text:span text:style-name="T7">SyMPLES-ProfileVar</text:span> para aplicação em diagramas <text:span text:style-name="T7">SysML</text:span>, por meio da Tabela II. Em seguida, é apresentado um exemplo do uso destes, seguidos das diretrizes para cada tipo de modelo.</text:p>
      <text:p text:style-name="Caption">Tabela II – Estereótipos do perfil SyMPLES-ProfileVar</text:p>
      <table:table table:name="Tabela2" table:style-name="Tabela2">
        <table:table-column table:style-name="Tabela2.A"/>
        <table:table-column table:style-name="Tabela2.B"/>
        <table:table-row table:style-name="Tabela2.1">
          <table:table-cell table:style-name="Tabela2.A1" table:number-columns-spanned="2" office:value-type="string">
            <text:p text:style-name="P7">Estereótipos do perfil SyMPLES-ProfileVar</text:p>
          </table:table-cell>
          <table:covered-table-cell/>
        </table:table-row>
        <table:table-row table:style-name="Tabela2.1">
          <table:table-cell table:style-name="Tabela2.A2" office:value-type="string">
            <text:p text:style-name="P7">Estereótipo</text:p>
          </table:table-cell>
          <table:table-cell table:style-name="Tabela2.A2" office:value-type="string">
            <text:p text:style-name="P7">Utilização</text:p>
          </table:table-cell>
        </table:table-row>
        <table:table-row table:style-name="Tabela2.1">
          <table:table-cell table:style-name="Tabela2.A3" office:value-type="string">
            <text:p text:style-name="Table_20_Heading">&lt;&lt;variationPoint&gt;&gt;</text:p>
          </table:table-cell>
          <table:table-cell table:style-name="Tabela2.A3" office:value-type="string">
            <text:p text:style-name="P2">Representa o local em que ocorre uma variabilidade. Um ponto de variação está sempre associado a uma ou mais variantes.</text:p>
          </table:table-cell>
        </table:table-row>
        <table:table-row table:style-name="Tabela2.1">
          <table:table-cell table:style-name="Tabela2.A3" office:value-type="string">
            <text:p text:style-name="Table_20_Heading">&lt;&lt;mandatory&gt;&gt;</text:p>
          </table:table-cell>
          <table:table-cell table:style-name="Tabela2.A3" office:value-type="string">
            <text:p text:style-name="P2">A variante estará obrigatoriamente presente na configuração de qualquer produto da linha de produto.</text:p>
          </table:table-cell>
        </table:table-row>
        <table:table-row table:style-name="Tabela2.1">
          <table:table-cell table:style-name="Tabela2.A3" office:value-type="string">
            <text:p text:style-name="Table_20_Heading">&lt;&lt;optional&gt;&gt;</text:p>
          </table:table-cell>
          <table:table-cell table:style-name="Tabela2.A3" office:value-type="string">
            <text:p text:style-name="Table_20_Contents"><text:span text:style-name="T5">A</text:span><text:span text:style-name="T4"> variante pode ou não estar presente na configuração de um produto da linha de produto. Variantes opcionais também podem ou não estar associadas a um ponto de variação.</text:span></text:p>
          </table:table-cell>
        </table:table-row>
        <table:table-row table:style-name="Tabela2.1">
          <table:table-cell table:style-name="Tabela2.A3" office:value-type="string">
            <text:p text:style-name="Table_20_Heading">&lt;&lt;alternative_OR&gt;&gt;</text:p>
          </table:table-cell>
          <table:table-cell table:style-name="Tabela2.A3" office:value-type="string">
            <text:p text:style-name="P2">Estão sempre associadas aos pontos de variação. Pelo menos uma das variantes deverá ser escolhida para resolver o ponto de variação, ou seja, para estar presente na configuração de um produto da linha de produto.</text:p>
          </table:table-cell>
        </table:table-row>
        <table:table-row table:style-name="Tabela2.1">
          <table:table-cell table:style-name="Tabela2.A3" office:value-type="string">
            <text:p text:style-name="Table_20_Heading">&lt;&lt;alternative_XOR&gt;&gt;</text:p>
          </table:table-cell>
          <table:table-cell table:style-name="Tabela2.A3" office:value-type="string">
            <text:p text:style-name="P2">Estão sempre associadas aos pontos de variação. Somente uma das variantes deverá ser escolhida para resolver o ponto de variação.</text:p>
          </table:table-cell>
        </table:table-row>
        <table:table-row table:style-name="Tabela2.1">
          <table:table-cell table:style-name="Tabela2.A3" office:value-type="string">
            <text:p text:style-name="Table_20_Heading">&lt;&lt;variability&gt;&gt;</text:p>
          </table:table-cell>
          <table:table-cell table:style-name="Tabela2.A3" office:value-type="string">
            <text:p text:style-name="P2">Indica uma variabilidade existente em um modelo UML.</text:p>
          </table:table-cell>
        </table:table-row>
        <table:table-row table:style-name="Tabela2.1">
          <table:table-cell table:style-name="Tabela2.A3" office:value-type="string">
            <text:p text:style-name="Table_20_Heading">&lt;&lt;requires&gt;&gt;</text:p>
          </table:table-cell>
          <table:table-cell table:style-name="Tabela2.A3" office:value-type="string">
            <text:p text:style-name="P2">Indica um relacionamento de dependência entre variantes no qual a variante dependente só existirá em uma configuração se a variante relacionada existir.</text:p>
          </table:table-cell>
        </table:table-row>
        <table:table-row table:style-name="Tabela2.1">
          <table:table-cell table:style-name="Tabela2.A3" office:value-type="string">
            <text:p text:style-name="Table_20_Heading">&lt;&lt;mutex&gt;&gt;</text:p>
          </table:table-cell>
          <table:table-cell table:style-name="Tabela2.A3" office:value-type="string">
            <text:p text:style-name="P2">Indica um relacionamento de dependência entre variantes no qual a variante dependente só existirá em uma configuração se a variante relacionada obrigatoriamente não existir. São conhecidas como variantes mutuamente exclusivas.</text:p>
          </table:table-cell>
        </table:table-row>
        <table:table-row table:style-name="Tabela2.1">
          <table:table-cell table:style-name="Tabela2.A3" office:value-type="string">
            <text:p text:style-name="Table_20_Heading">&lt;&lt;variable&gt;&gt;</text:p>
          </table:table-cell>
          <table:table-cell table:style-name="Tabela2.A3" office:value-type="string">
            <text:p text:style-name="P2">Representa que internamente, tal componente possui algum tipo de variabilidade.</text:p>
          </table:table-cell>
        </table:table-row>
      </table:table>
      <text:h text:style-name="Heading_20_2" text:outline-level="2"><text:soft-page-break/>III.1 Diretrizes para identificação de variabilidades</text:h>
      <text:p text:style-name="Text_20_body">Esta atividade tem como objetivo identificar as variabilidades associadas aos modelos da LP. O perfil <text:span text:style-name="T7">SyMPLES-ProfileVar</text:span> auxilia a realização desta atividade por meio da aplicação dos seus estereótipos aos modelos SysML e da atribuição dos valores dos meta-atributos.</text:p>
      <text:p text:style-name="Text_20_body">As diretrizes fornecidas para apoio desta atividade são as seguintes:</text:p>
      <text:list xml:id="list565209537" text:style-name="WWNum7">
        <text:list-item>
          <text:p text:style-name="P12">Os elementos de modelos de casos de uso relacionados aos mecanismos de extensão e de pontos de extensão indicam pontos de variação com variantes associadas, as quais podem ser inclusivas ou exclusivas. Assim, os casos de uso estendidos representam pontos de variação, enquanto os casos de uso que se estendem, representam variantes;</text:p>
        </text:list-item>
        <text:list-item>
          <text:p text:style-name="P11"><text:span text:style-name="T4">Elementos de modelos de casos de uso relacionados com a associação de inclusão (</text:span><text:span text:style-name="T6">&lt;&lt;include&gt;&gt;</text:span><text:span text:style-name="T4">) ou associados a atores indicam variantes obrigatórias ou opcionais;</text:span></text:p>
        </text:list-item>
        <text:list-item>
          <text:p text:style-name="P12">Em modelos de requisitos, pontos de variação e suas variantes podem ser identificadas nos seguintes relacionamentos:</text:p>
          <text:list>
            <text:list-item>
              <text:p text:style-name="P11"><text:span text:style-name="T4">contenção: (</text:span><text:span text:style-name="T6">relação containment</text:span><text:span text:style-name="T4">), os requisitos mais gerais são os pontos de variação, enquanto os requisitos contidos são as suas variantes, as quais podem ser inclusivas ou exclusivas;</text:span></text:p>
            </text:list-item>
            <text:list-item>
              <text:p text:style-name="P11"><text:span text:style-name="T4">derivação: (</text:span><text:span text:style-name="T6">relação deriveReqt</text:span><text:span text:style-name="T4">), os requisitos derivados indicam variantes obrigatórias ou opcionais;</text:span></text:p>
            </text:list-item>
            <text:list-item>
              <text:p text:style-name="P11"><text:span text:style-name="T4">dependência: (</text:span><text:span text:style-name="T6">relação dependency</text:span><text:span text:style-name="T4">), os requisitos dependentes indicam variantes obrigatórias ou opcionais;</text:span></text:p>
            </text:list-item>
          </text:list>
        </text:list-item>
        <text:list-item>
          <text:p text:style-name="P11">Em modelos de blocos (Diagrama de Definição de Blocos), pontos de variação e suas variantes são identificadas nos seguintes relacionamentos:</text:p>
          <text:list>
            <text:list-item>
              <text:p text:style-name="P11">generalização: os classificadores mais gerais são os pontos de variação, enquanto os mais específicos são as variantes;</text:p>
            </text:list-item>
            <text:list-item>
              <text:p text:style-name="P11">realização de interface: os “<text:span text:style-name="T7">suppliers</text:span>” (especificações) são os pontos de variação e as implementações (clientes) são as variantes;</text:p>
            </text:list-item>
            <text:list-item>
              <text:p text:style-name="P11">agregação: as instâncias tipadas com losangos não preenchidos são os pontos de variação e as instâncias associadas são as variantes; e</text:p>
            </text:list-item>
            <text:list-item>
              <text:p text:style-name="P11">composição: as instâncias tipadas com losangos preenchidos são os pontos de variação e as instâncias associadas são as variantes;</text:p>
            </text:list-item>
          </text:list>
        </text:list-item>
        <text:list-item>
          <text:p text:style-name="P11">Os elementos de modelos de blocos (Diagrama de Definição de Blocos), relacionados às associações nas quais os seus atributos <text:span text:style-name="T7">aggregationKind</text:span> possuem valor none, ou seja, não representam nem agregação nem composição, indicam variantes obrigatórias ou opcionais;</text:p>
        </text:list-item>
        <text:list-item>
          <text:p text:style-name="P11">Variantes que, ao serem selecionadas para fazer parte de um produto, exigem a presença de outra(s) determinada(s) variante(s) devem ter seus relacionamentos de dependência marcados com o estereótipo <text:span text:style-name="T7">&lt;&lt;requires&gt;&gt;</text:span>;</text:p>
        </text:list-item>
        <text:list-item>
          <text:p text:style-name="P11">Variantes mutuamente exclusivas para um determinado produto devem ter seus relacionamentos de dependência marcados com o estereótipo <text:span text:style-name="T7">&lt;&lt;mutex&gt;&gt;</text:span>;</text:p>
        </text:list-item>
        <text:list-item>
          <text:p text:style-name="P11">Blocos ou partes que possuem variabilidade em sua estrutura interna (Diagrama Interno do Blocos) devem ser marcados com o estereótipo <text:span text:style-name="T7">&lt;&lt;variable&gt;&gt;</text:span>;</text:p>
        </text:list-item>
        <text:list-item>
          <text:p text:style-name="P11"><text:soft-page-break/>Se um bloco ou parte marcado com o estereótipo <text:span text:style-name="T7">&lt;&lt;Subsystem&gt;&gt;</text:span> possuir uma porta de entrada marcada com o estereótipo <text:span text:style-name="T7">&lt;&lt;enabler&gt;&gt;</text:span>, tal bloco será identificado como uma variante opcional. Isso acontece, pois um bloco que possui uma porta de entrada do tipo enabler tem a sua funcionalidade desabilitada quando o valor recebido em tal porta é igual a zero;</text:p>
        </text:list-item>
        <text:list-item>
          <text:p text:style-name="P11">Partes ou blocos que possuem uma porta de entrada do tipo <text:span text:style-name="T7">enabler</text:span>, quando ligados a um bloco marcado com o estereótipo <text:span text:style-name="T7">&lt;&lt;mux&gt;&gt;</text:span> sugerem variantes alternativas inclusivas, pois um bloco do tipo <text:span text:style-name="T7">mux</text:span> combina o valor de suas entradas em um único valor de saída; e</text:p>
        </text:list-item>
        <text:list-item>
          <text:p text:style-name="P11">Partes ou blocos ligados a um bloco marcado com o estereótipo <text:span text:style-name="T7">&lt;&lt;switch&gt;&gt;</text:span> sugerem variantes alternativas exclusivas, pois um bloco do tipo <text:span text:style-name="T7">switch</text:span> seleciona como saída apenas uma de suas entradas, de acordo com o valor de uma constante;</text:p>
        </text:list-item>
      </text:list>
      <text:h text:style-name="Heading_20_2" text:outline-level="2">III.2 Diretrizes para Delimitação de Variabilidades</text:h>
      <text:p text:style-name="Text_20_body">Esta atividade tem como objetivo definir os valores dos seguintes meta-atributos de uma variabilidade: <text:span text:style-name="T7">minSelection</text:span>, <text:span text:style-name="T7">maxSelection</text:span>, <text:span text:style-name="T7">bindingTime</text:span>, <text:span text:style-name="T7">allowsAddingVar</text:span> e <text:span text:style-name="T7">variants</text:span>. Para tanto, devem ser seguidas as seguintes diretrizes:</text:p>
      <text:list xml:id="list11734877462" text:style-name="L1">
        <text:list-item>
          <text:p text:style-name="P8"><text:span text:style-name="T4">variabilidades com variantes opcionais possuem multiplicidade </text:span><text:span text:style-name="T6">minSelection = 0</text:span><text:span text:style-name="T4"> e </text:span><text:span text:style-name="T6">maxSelection = 1</text:span><text:span text:style-name="T4">;</text:span></text:p>
        </text:list-item>
        <text:list-item>
          <text:p text:style-name="P8">variabilidades com variantes alternativas exclusivas possuem multiplicidade <text:span text:style-name="T7">minSelection = 1</text:span> e <text:span text:style-name="T7">maxSelection = 1</text:span>;</text:p>
        </text:list-item>
        <text:list-item>
          <text:p text:style-name="P8">variabilidades com variantes alternativas inclusivas possuem multiplicidade <text:span text:style-name="T7">minSelection = 1</text:span> e <text:span text:style-name="T7">maxSelection = size(variants)</text:span> em que <text:span text:style-name="T7">size(x)</text:span> é uma função que retorna a quantidade de elementos da coleção <text:span text:style-name="T7">x</text:span>;</text:p>
        </text:list-item>
        <text:list-item>
          <text:p text:style-name="P8">o valor de <text:span text:style-name="T7">bindingTime</text:span> deve ser definido escolhendo-se um dos valores da classe de enumeração <text:span text:style-name="T7">BindingTime</text:span>;</text:p>
        </text:list-item>
        <text:list-item>
          <text:p text:style-name="P8">o valor booleano do atributo <text:span text:style-name="T7">allowsAddingVar</text:span> deve ser analisado de acordo com a possibilidade de manter o ponto de variação aberto (true) ou fechado (false);</text:p>
        </text:list-item>
        <text:list-item>
          <text:p text:style-name="P8">o valor da coleção <text:span text:style-name="T7">variants</text:span> é o conjunto formado pelas instâncias das variantes associadas ao ponto de variação ou variabilidade;</text:p>
        </text:list-item>
      </text:list>
      <text:h text:style-name="Heading_20_2" text:outline-level="2">III.3 Exemplo</text:h>
      <text:p text:style-name="P9"><text:span text:style-name="T4">A Figura 1 apresenta um exemplo de representação de variabilidades na LP “</text:span><text:span text:style-name="T6">Printer</text:span><text:span text:style-name="T4">” em um Diagrama de Definição de Blocos da </text:span><text:span text:style-name="T6">SysML</text:span><text:span text:style-name="T4">.</text:span></text:p>
      <text:list xml:id="list1979996284" text:style-name="L2">
        <text:list-item>
          <text:p text:style-name="P10"><text:span text:style-name="T4">Todos os elementos identificados como obrigatórios foram anotados com o estereótipo </text:span><text:span text:style-name="T6">&lt;&lt;madantory&gt;&gt;</text:span><text:span text:style-name="T4">.</text:span></text:p>
        </text:list-item>
        <text:list-item>
          <text:p text:style-name="P10"><text:span text:style-name="T4">A LP apresenta 3 interfaces de conexão: um conector USB 2.0, conector USB 3.0 e um conector WI-FI. Assim, no mínimo um produto deve conter uma interface de conexão.</text:span></text:p>
        </text:list-item>
        <text:list-item>
          <text:p text:style-name="P10"><text:span text:style-name="T4">De acordo com a diretriz D.1.4.a, os blocos Usb2Connector, Usb3Connector e WifiConnector são considerados variantes alternativas inclusivas, portanto receberam o estereótipo </text:span><text:span text:style-name="T8">&lt;&lt;alternative_OR&gt;&gt;</text:span><text:span text:style-name="T4">.</text:span></text:p>
        </text:list-item>
        <text:list-item>
          <text:p text:style-name="P10"><text:span text:style-name="T4">De acordo com a diretriz D.1.4.a, os blocos </text:span><text:span text:style-name="T6">BWTonner</text:span><text:span text:style-name="T4"> e </text:span><text:span text:style-name="T6">ColorTonner</text:span><text:span text:style-name="T4"> foram considerados variantes alternativas exclusivas e foram anotados com o estereótipo </text:span><text:span text:style-name="T6">&lt;&lt;alternative_XOR&gt;&gt;</text:span><text:span text:style-name="T4">.</text:span></text:p>
        </text:list-item>
        <text:list-item>
          <text:p text:style-name="P10"><text:span text:style-name="T4">O bloco </text:span><text:span text:style-name="T6">EmgPower</text:span><text:span text:style-name="T4"> foi identificado como opcional, assim, foi anotado com o estereótipo </text:span><text:span text:style-name="T6">&lt;&lt;optional&gt;&gt;</text:span><text:span text:style-name="T4">.</text:span></text:p>
        </text:list-item>
        <text:list-item>
          <text:p text:style-name="P10"><text:span text:style-name="T4">Todos os pontos de variação e elementos opcionais possuem uma nota UML/SysML com o estereótipo </text:span><text:span text:style-name="T6">&lt;&lt;variability&gt;&gt;</text:span><text:span text:style-name="T4"> detalhando as propriedades de tal variabilidade de acordo com a abordagem em questão.</text:span></text:p>
        </text:list-item>
        <text:list-item>
          <text:p text:style-name="P10"><text:span text:style-name="T4">Neste modelo existem 2 restrições: (a) a dependecia com o estereótipo </text:span><text:span text:style-name="T6">&lt;&lt;requires&gt;&gt;</text:span><text:span text:style-name="T4"> indica que se o bloco </text:span><text:span text:style-name="T6">ColorTonner</text:span><text:span text:style-name="T4"> for selecionado, o bloco </text:span><text:span text:style-name="T6">Usb3Connector</text:span><text:span text:style-name="T4"> obrigatoriamente deve ser selecionado e, (b) a dependencia com o estereótipo </text:span><text:span text:style-name="T6">&lt;&lt;mutex&gt;&gt;</text:span><text:span text:style-name="T4"> indica que se o bloco </text:span><text:span text:style-name="T6">EmgPower</text:span><text:span text:style-name="T4"> for selecionado, então o bloco </text:span><text:span text:style-name="T6">WifiConnector</text:span><text:span text:style-name="T4"> não poderá estar presente em um mesmo produto.</text:span></text:p>
        </text:list-item>
      </text:list>
      <text:p text:style-name="P6"><draw:frame draw:style-name="fr2" draw:name="figuras1" text:anchor-type="paragraph" svg:width="6.5701in" svg:height="6.6098in" draw:z-index="1"><draw:image xlink:href="../img/printer2-smarty-blocks.SVG" xlink:type="simple" xlink:show="embed" xlink:actuate="onLoad"/></draw:frame><text:soft-page-break/>Figura 1 – Exemplo de Diagrama de Definição de Blocos do SysML com variabilidades representadas com uso da abordagem SyMPLES v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Monospaced" svg:font-family="Monospaced"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shadow="none" style:vertical-align="baseline" style:writing-mode="lr-tb"/>
      <style:text-properties style:use-window-font-color="true" style:font-name="Times New Roman" fo:font-size="11pt" fo:language="en" fo:country="CA" style:letter-kerning="true" style:font-name-asian="Times New Roman1" style:font-size-asian="12pt" style:language-asian="pt" style:country-asian="BR"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fo:background-color="transparent" style:shadow="none">
        <style:tab-stops/>
        <style:background-image/>
      </style:paragraph-properties>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size-complex="8pt"/>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margin-top="0.0799in" fo:margin-bottom="0.0799in"/>
    </style:style>
    <style:style style:name="Sender" style:family="paragraph" style:parent-style-name="Standard" style:class="extra">
      <style:paragraph-properties fo:margin-top="0in" fo:margin-bottom="0.0417in"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List_20_Indent" style:display-name="List Indent" style:family="paragraph" style:parent-style-name="Text_20_body" style:class="text">
      <style:paragraph-properties fo:margin="100%" fo:margin-left="1.9689in" fo:margin-right="0in" fo:margin-top="0in" fo:margin-bottom="0.139in" fo:text-indent="-1.7717in" style:auto-text-indent="false">
        <style:tab-stops>
          <style:tab-stop style:position="0in"/>
        </style:tab-stops>
      </style:paragraph-properties>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Balloon_20_Text_20_Char" style:display-name="Balloon Text Char" style:family="text" style:parent-style-name="Default_20_Paragraph_20_Font">
      <style:text-properties style:font-name="Tahoma" fo:font-size="8pt" fo:language="en" fo:country="CA" style:letter-kerning="true" style:font-name-asian="Arial Unicode MS" style:font-size-asian="8pt" style:language-asian="pt" style:country-asian="BR" style:font-name-complex="Tahoma1" style:font-size-complex="8pt"/>
    </style:style>
    <style:style style:name="Header_20_Char" style:display-name="Header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size="12pt" fo:language="en" fo:country="CA" style:letter-kerning="true" style:font-name-asian="Arial Unicode MS" style:font-size-asian="12pt" style:language-asian="pt" style:country-asian="BR" style:font-name-complex="Tahoma1" style:font-size-complex="12pt"/>
    </style:style>
    <style:style style:name="Comment_20_Subject_20_Char" style:display-name="Comment Subject Char" style:family="text" style:parent-style-name="Comment_20_Text_20_Char">
      <style:text-properties style:font-name="Times New Roman" fo:font-size="10pt" fo:language="en" fo:country="CA" fo:font-weight="bold" style:letter-kerning="true" style:font-name-asian="Arial Unicode MS" style:font-size-asian="10pt" style:language-asian="pt" style:country-asian="BR" style:font-weight-asian="bold" style:font-name-complex="Tahoma1" style:font-size-complex="10pt"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Numbering_20_Symbols" style:display-name="Numbering Symbol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Example" style:family="text">
      <style:text-properties style:font-name="Droid Sans Mono" style:font-name-asian="Droid Sans Mono" style:font-name-complex="DejaVu Sans Mono"/>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Teletype" style:family="text">
      <style:text-properties style:font-name="Droid Sans Mono" style:font-name-asian="Droid Sans Mono" style:font-name-complex="DejaVu Sans Mono"/>
    </style:style>
    <style:style style:name="Source_20_Text" style:display-name="Source Text" style:family="text">
      <style:text-properties style:font-name="Droid Sans Mono" style:font-name-asian="Droid Sans Mono" style:font-name-complex="DejaVu Sans Mono"/>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3937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8937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3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8937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3937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8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3937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8937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3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prefix="D.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Verdana" fo:font-size="7pt" fo:language="pt" fo:country="BR" style:font-size-asian="7pt" style:font-size-complex="7pt"/>
    </style:style>
    <style:style style:name="MT2" style:family="text">
      <style:text-properties style:font-name="Verdana" fo:font-size="8pt" fo:language="pt" fo:country="BR" style:font-size-asian="8pt" style:font-size-complex="8pt"/>
    </style:style>
    <style:style style:name="MT3" style:family="text">
      <style:text-properties style:font-name="Verdana"/>
    </style:style>
    <style:page-layout style:name="Mpm1">
      <style:page-layout-properties fo:page-width="8.5in" fo:page-height="11in" style:num-format="1" style:print-orientation="portrait" fo:margin-top="0.5in" fo:margin-bottom="0.5in" fo:margin-left="0.5909in" fo:margin-right="0.590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pan text:style-name="MT1">Doc 3.2 – Abordagem SyMPLES v1.0</text:span><text:span text:style-name="MT2"><text:tab/><text:tab/><text:tab/><text:tab/> <text:s text:c="3"/></text:span><text:span text:style-name="MT3"><text:page-number text:select-page="current">4</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on</meta:initial-creator>
    <dc:creator>Alisson Chiquitto</dc:creator>
    <meta:editing-cycles>146</meta:editing-cycles>
    <meta:print-date>2013-03-27T13:38:00</meta:print-date>
    <meta:creation-date>2013-10-25T17:50:00</meta:creation-date>
    <dc:date>2014-11-08T13:02:11</dc:date>
    <meta:editing-duration>PT2H14M32S</meta:editing-duration>
    <meta:generator>LibreOffice/3.5$Linux_X86_64 LibreOffice_project/350m1$Build-2</meta:generator>
    <meta:document-statistic meta:table-count="1" meta:image-count="1" meta:object-count="0" meta:page-count="4" meta:paragraph-count="72" meta:word-count="1338" meta:character-count="9106" meta:non-whitespace-character-count="786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